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5.37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imag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output_image142.png_3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output_image167.png_4.p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output_image175.png_0.p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output_image229.png_4.p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output_image24.png_0.p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output_image300.png_5.p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output_image361.png_2.pn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output_image370.png_0.pn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output_image393.png_4.pn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output_image440.png_0.pn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output_image45.png_0.pn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output_image477.png_0.pn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output_image498.png_2.pn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output_image_504.jpg_2.pn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output_image_512.jpg_0.pn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output_image_513.jpg_2.pn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output_image_524.jpg_0.pn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output_image_532.jpg_0.pn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output_image678.png_4.pn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output_image_67.jpg_5.p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output_image_69.jpg_2.p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output_image_71.jpg_2.pn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output_image76.png_4.p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output_image_7.jpg_2.pn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output_image_7.jpg_4.pn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output_image_8.jpg_2.pn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output_image97.png_2.pn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143.png_3.pn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145.png_3.pn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17.png_3.pn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197.png_3.pn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228.png_3.pn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243.png_3.pn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256.png_3.pn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288.png_3.pn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291.png_4.pn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299.png_3.pn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29.png_3.pn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302.png_3.pn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305.png_3.pn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313.png_3.pn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319.png_4.pn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326.png_3.pn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330.png_3.pn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334.png_3.pn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33.png_3.pn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346.png_3.pn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352.png_3.pn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384.png_3.pn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386.png_3.pn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3.png_3.pn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400.png_3.pn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401.png_3.pn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402.png_3.pn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405.png_3.pn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'output_image412.png_3 (1).png'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412.png_3.png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419.png_3.png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429.png_3.png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440.png_3.png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449.png_3.png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474.png_3.png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479.png_3.png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'output_image481.png_3 (1).png'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481.png_3.png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489.png_3.png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492.png_3.png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493.png_3.png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504.png_3.png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505.png_3.png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507.png_3.png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508.png_3.pn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_519.jpg_3.png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520.png_3.png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523.png_3.png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_52.jpg_3.png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52.png_3.png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535.png_3.png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_544.jpg_3.png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544.png_3.png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562.png_4.png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56.png_3.png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_5.jpg_3.png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_62.jpg_3.png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672.png_3.png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68.png_3.pn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_69.jpg_4.png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_6.jpg_3.png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_6.jpg_4.png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_6.jpg_6.png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_78.jpg_3.png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78.png_3.png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79.png_3.png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_7.jpg_3.png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91.png_3.png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_94.jpg_3.png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output_image_9.jpg_3.png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0.png_5.png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103.png_4.png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125.png_3.pn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128.png_2.pn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12.png_4.png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14.png_2.pn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151.png_2.pn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160.png_2.pn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160.png_5.png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162.png_4.png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173.png_5.png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17.png_2.pn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185.png_4.png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212.png_2.png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215.png_5.png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240.png_4.pn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265.png_5.png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276.png_3.png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27.png_4.png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28.png_3.png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28.png_5.png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298.png_4.png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318.png_0.png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332.png_0.png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336.png_3.pn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33.png_2.png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355.png_4.pn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366.png_4.png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37.png_4.p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38.png_5.png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40.png_6.pn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412.png_5.pn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415.png_4.png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435.png_3.pn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46.png_4.png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_486.jpg_2.png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488.png_3.pn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_503.jpg_5.pn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504.png_0.png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504.png_6.png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_506.jpg_2.png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512.png_2.png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514.png_5.png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514.png_6.png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531.png_2.png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53.png_2.png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_553.jpg_2.png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_554.jpg_6.png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_56.jpg_3.png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_56.jpg_4.png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626.png_0.png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_62.jpg_4.png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631.png_2.png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70.png_4.png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_71.jpg_4.png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_73.jpg_3.png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73.png_2.png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7.png_0.png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7.png_4.png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80.png_4.png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85.png_2.png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_8.jpg_3.png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90.png_4.png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_94.jpg_4.png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97.png_4.png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utput_image98.png_5.png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output_image122.png_5.png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output_image157.png_4.png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output_image165.png_3.png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output_image201.png_2.png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output_image211.png_2.png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output_image239.png_0.png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output_image257.png_5.png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output_image258.png_4.png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output_image258.png_5.png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output_image32.png_4.png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output_image40.png_2.png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output_image416.png_5.png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output_image_435.jpg_3.png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output_image_452.jpg_3.png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output_image453.png_5.png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output_image456.png_3.png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output_image_493.jpg_5.png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output_image_530.jpg_2.png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output_image_539.jpg_2.png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output_image54.png_4.png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output_image_5.jpg_2.png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output_image62.png_2.png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output_image696.png_5.png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output_image_82.jpg_5.png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output_image8.png_2.png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output_image_91.jpg_2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1:05:38.194166359</meta:creation-date>
    <dc:date>2024-01-22T11:07:15.057660219</dc:date>
    <meta:editing-duration>PT1M38S</meta:editing-duration>
    <meta:editing-cycles>1</meta:editing-cycles>
    <meta:generator>LibreOffice/7.3.7.2$Linux_X86_64 LibreOffice_project/30$Build-2</meta:generator>
    <meta:document-statistic meta:table-count="1" meta:cell-count="759" meta:object-count="0"/>
  </office:meta>
</office:document-meta>
</file>